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Standard">
      <style:paragraph-properties fo:margin-left="0.5in" fo:margin-right="0in" fo:margin-top="0.1665in" fo:margin-bottom="0.1665in" style:contextual-spacing="false" fo:line-height="100%" fo:text-indent="-0.25in" style:auto-text-indent="false"/>
    </style:style>
    <style:style style:name="P3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</style:style>
    <style:style style:name="P4" style:family="paragraph" style:parent-style-name="Standard">
      <loext:graphic-properties draw:fill="solid" draw:fill-color="#1f1f1f"/>
      <style:paragraph-properties fo:margin-top="0.1665in" fo:margin-bottom="0.1665in" style:contextual-spacing="false" fo:line-height="135%" fo:background-color="#1f1f1f"/>
    </style:style>
    <style:style style:name="P5" style:family="paragraph" style:parent-style-name="Standard">
      <loext:graphic-properties draw:fill="solid" draw:fill-color="#1f1f1f"/>
      <style:paragraph-properties fo:margin-top="0.1665in" fo:margin-bottom="0.1665in" style:contextual-spacing="false"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fo:font-weight="bold" style:font-weight-asian="bold"/>
    </style:style>
    <style:style style:name="P7" style:family="paragraph" style:parent-style-name="Heading_20_3" style:master-page-name="Standard">
      <style:paragraph-properties fo:margin-left="0in" fo:margin-right="0in" fo:margin-top="0.1945in" fo:margin-bottom="0.0555in" style:contextual-spacing="false" fo:line-height="100%" fo:keep-together="auto" fo:text-indent="0in" style:auto-text-indent="false" style:page-number="1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8" style:family="paragraph" style:parent-style-name="Heading_20_3">
      <style:paragraph-properties fo:margin-left="0.5in" fo:margin-right="0in" fo:margin-top="0.1945in" fo:margin-bottom="0.0555in" style:contextual-spacing="false" fo:line-height="100%" fo:keep-together="auto" fo:text-indent="-0.25in" style:auto-text-indent="false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9" style:family="paragraph" style:parent-style-name="Heading_20_4">
      <style:paragraph-properties fo:margin-left="0.5in" fo:margin-right="0in" fo:margin-top="0.1665in" fo:margin-bottom="0.028in" style:contextual-spacing="false" fo:line-height="100%" fo:keep-together="auto" fo:text-indent="-0.25in" style:auto-text-indent="false" fo:keep-with-next="auto"/>
      <style:text-properties fo:color="#000000" loext:opacity="100%" fo:font-size="11pt" fo:font-weight="bold" style:font-size-asian="11pt" style:font-weight-asian="bold" style:font-size-complex="11pt"/>
    </style:style>
    <style:style style:name="P10" style:family="paragraph" style:parent-style-name="Standard">
      <loext:graphic-properties draw:fill="solid" draw:fill-color="#1f1f1f"/>
      <style:paragraph-properties fo:margin-top="0.1665in" fo:margin-bottom="0.1665in" style:contextual-spacing="false" fo:line-height="135%" fo:background-color="#1f1f1f"/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P11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1.5in" fo:margin-right="0in" fo:margin-top="0in" fo:margin-bottom="0in" style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1.5in" fo:margin-right="0in" fo:margin-top="0in" fo:margin-bottom="0in" style:contextual-spacing="false" fo:line-height="100%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2" style:family="paragraph" style:parent-style-name="Standard">
      <style:paragraph-properties fo:margin-left="0.5in" fo:margin-right="0in" fo:margin-top="0.1665in" fo:margin-bottom="0.1665in" style:contextual-spacing="false" fo:line-height="100%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  <style:text-properties fo:font-weight="bold" style:font-weight-asian="bold"/>
    </style:style>
    <style:style style:name="P34" style:family="paragraph" style:parent-style-name="Standard" style:list-style-name="WWNum2">
      <style:paragraph-properties fo:margin-left="0.5in" fo:margin-right="0in" fo:margin-top="0in" fo:margin-bottom="0in" style:contextual-spacing="false" fo:line-height="100%" fo:text-indent="-0.25in" style:auto-text-indent="false"/>
      <style:text-properties fo:font-weight="bold" style:font-weight-asian="bold"/>
    </style:style>
    <style:style style:name="P35" style:family="paragraph" style:parent-style-name="Standard">
      <loext:graphic-properties draw:fill="solid" draw:fill-color="#1f1f1f"/>
      <style:paragraph-properties fo:margin-top="0.1665in" fo:margin-bottom="0.1665in" style:contextual-spacing="false"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36" style:family="paragraph" style:parent-style-name="Standard">
      <loext:graphic-properties draw:fill="solid" draw:fill-color="#1f1f1f"/>
      <style:paragraph-properties fo:margin-top="0.1665in" fo:margin-bottom="0.1665in" style:contextual-spacing="false" fo:line-height="135%" fo:background-color="#1f1f1f"/>
    </style:style>
    <style:style style:name="T1" style:family="text">
      <style:text-properties fo:color="#188038" loext:opacity="100%" style:font-name="Roboto Mono" style:font-name-asian="Roboto Mono1" style:font-name-complex="Roboto Mono1"/>
    </style:style>
    <style:style style:name="T2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808080" loext:opacity="100%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font-weight="bold" style:font-weight-asian="bold"/>
    </style:style>
    <style:style style:name="T10" style:family="text">
      <style:text-properties fo:color="#4fc1ff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ec9b0" loext:opacity="100%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nsq43zwfhmz2"/>1. Fragment kodu: Sortbar (HTML)</text:p>
      <text:p text:style-name="P9"><text:bookmark text:name="_3w5sm36fmtzi"/>Lokalizacja:</text:p>
      <text:p text:style-name="P1">Plik: <text:span text:style-name="T1">index.html</text:span></text:p>
      <text:p text:style-name="P4"><text:span text:style-name="T2"><text:s text:c="4"/></text:span><text:span text:style-name="T3">&lt;</text:span><text:span text:style-name="T4">div</text:span><text:span text:style-name="T2"> </text:span><text:span text:style-name="T5">id</text:span><text:span text:style-name="T2">=</text:span><text:span text:style-name="T6">"sortbar"</text:span><text:span text:style-name="T2"> </text:span><text:span text:style-name="T5">class</text:span><text:span text:style-name="T2">=</text:span><text:span text:style-name="T6">"sortbar"</text:span><text:span text:style-name="T3">&gt;</text:span></text:p>
      <text:p text:style-name="P4"><text:span text:style-name="T2"><text:s text:c="7"/></text:span><text:span text:style-name="T3">&lt;</text:span><text:span text:style-name="T4">label</text:span><text:span text:style-name="T3">&gt;</text:span><text:span text:style-name="T2">Sortuj po:</text:span><text:span text:style-name="T3">&lt;/</text:span><text:span text:style-name="T4">label</text:span><text:span text:style-name="T3">&gt;</text:span></text:p>
      <text:p text:style-name="P5"/>
      <text:p text:style-name="P4"><text:span text:style-name="T2"><text:s text:c="7"/></text:span><text:span text:style-name="T3">&lt;</text:span><text:span text:style-name="T4">button</text:span><text:span text:style-name="T2"> </text:span><text:span text:style-name="T5">onclick</text:span><text:span text:style-name="T2">=</text:span><text:span text:style-name="T6">"</text:span><text:span text:style-name="T7">sortNotes</text:span><text:span text:style-name="T6">('title')"</text:span><text:span text:style-name="T3">&gt;</text:span><text:span text:style-name="T2">Tytule</text:span><text:span text:style-name="T3">&lt;/</text:span><text:span text:style-name="T4">button</text:span><text:span text:style-name="T3">&gt;</text:span></text:p>
      <text:p text:style-name="P4"><text:span text:style-name="T2"><text:s text:c="7"/></text:span><text:span text:style-name="T3">&lt;</text:span><text:span text:style-name="T4">button</text:span><text:span text:style-name="T2"> </text:span><text:span text:style-name="T5">onclick</text:span><text:span text:style-name="T2">=</text:span><text:span text:style-name="T6">"</text:span><text:span text:style-name="T7">sortNotes</text:span><text:span text:style-name="T6">('category')"</text:span><text:span text:style-name="T3">&gt;</text:span><text:span text:style-name="T2">Kategorii</text:span><text:span text:style-name="T3">&lt;/</text:span><text:span text:style-name="T4">button</text:span><text:span text:style-name="T3">&gt;</text:span></text:p>
      <text:p text:style-name="P4"><text:span text:style-name="T2"><text:s text:c="7"/></text:span><text:span text:style-name="T3">&lt;</text:span><text:span text:style-name="T4">button</text:span><text:span text:style-name="T2"> </text:span><text:span text:style-name="T5">onclick</text:span><text:span text:style-name="T2">=</text:span><text:span text:style-name="T6">"</text:span><text:span text:style-name="T7">sortNotes</text:span><text:span text:style-name="T6">('checked')"</text:span><text:span text:style-name="T3">&gt;</text:span><text:span text:style-name="T2">Przypietych</text:span><text:span text:style-name="T3">&lt;/</text:span><text:span text:style-name="T4">button</text:span><text:span text:style-name="T3">&gt;</text:span></text:p>
      <text:p text:style-name="P4"><text:span text:style-name="T2"><text:s text:c="7"/></text:span><text:span text:style-name="T8">&lt;!--</text:span></text:p>
      <text:p text:style-name="P10"><text:s text:c="7"/>&lt;button onclick="sortNotes('date')"&gt;Dacie&lt;/button&gt;</text:p>
      <text:p text:style-name="P10"><text:s text:c="8"/>--&gt;</text:p>
      <text:p text:style-name="P4"><text:span text:style-name="T2"><text:s text:c="3"/></text:span><text:span text:style-name="T3">&lt;/</text:span><text:span text:style-name="T4">div</text:span><text:span text:style-name="T3">&gt;</text:span></text:p>
      <text:p text:style-name="P9"><text:bookmark text:name="_ixu5zk3zvicx"/>Opis funkcjonalności:</text:p>
      <text:list text:style-name="WWNum5">
        <text:list-item>
          <text:p text:style-name="P11"><text:span text:style-name="T9">Cel:</text:span> Element interfejsu użytkownika umożliwiający sortowanie zapisanych notatek według wybranych kryteriów.</text:p>
        </text:list-item>
        <text:list-item>
          <text:p text:style-name="P33">Funkcjonalności:</text:p>
          <text:list>
            <text:list-item>
              <text:p text:style-name="P12">Sortowanie według:</text:p>
              <text:list>
                <text:list-item>
                  <text:p text:style-name="P14"><text:span text:style-name="T1">title</text:span>: alfabetycznie według tytułów.</text:p>
                </text:list-item>
                <text:list-item>
                  <text:p text:style-name="P14"><text:span text:style-name="T1">category</text:span>: alfabetycznie według kategorii.</text:p>
                </text:list-item>
                <text:list-item>
                  <text:p text:style-name="P14"><text:span text:style-name="T1">checked</text:span>: notatki przypięte (checkbox zaznaczony) są sortowane jako pierwsze.</text:p>
                </text:list-item>
              </text:list>
            </text:list-item>
            <text:list-item>
              <text:p text:style-name="P13">Dodano komentarz pozwalający na przyszłą implementację sortowania według daty (<text:span text:style-name="T1">date</text:span>).</text:p>
            </text:list-item>
          </text:list>
        </text:list-item>
      </text:list>
      <text:p text:style-name="P9"><text:bookmark text:name="_6fbzq0a9rhm1"/>Szczegóły techniczne:</text:p>
      <text:list text:style-name="WWNum3">
        <text:list-item>
          <text:p text:style-name="P15">Przycisk <text:span text:style-name="T1">onclick</text:span> wywołuje funkcję <text:span text:style-name="T1">sortNotes()</text:span> z odpowiednim parametrem (<text:span text:style-name="T1">title</text:span>, <text:span text:style-name="T1">category</text:span>, <text:span text:style-name="T1">checked</text:span>).</text:p>
        </text:list-item>
        <text:list-item>
          <text:p text:style-name="P16">Identyfikator <text:span text:style-name="T1">sortbar</text:span> jest wykorzystany w arkuszu CSS do stylizacji.</text:p>
        </text:list-item>
      </text:list>
      <text:p text:style-name="P2"/>
      <text:p text:style-name="P2"/>
      <text:p text:style-name="P2"/>
      <text:p text:style-name="P8"><text:bookmark text:name="_6vpv61owcuk8"/><text:soft-page-break/>2. Fragment kodu: Checkbox przypięcia notatek (JavaScript)</text:p>
      <text:p text:style-name="P9"><text:bookmark text:name="_5s2sfhvjvdyq"/>Lokalizacja:</text:p>
      <text:p text:style-name="P1">Plik: <text:span text:style-name="T1">script.js</text:span></text:p>
      <text:p text:style-name="P4"><text:span text:style-name="T2"><text:s text:c="3"/></text:span><text:span text:style-name="T4">const</text:span><text:span text:style-name="T2"> </text:span><text:span text:style-name="T10">pinNoteContainer</text:span><text:span text:style-name="T2"> </text:span><text:span text:style-name="T11">=</text:span><text:span text:style-name="T2"> </text:span><text:span text:style-name="T5">document</text:span><text:span text:style-name="T2">.</text:span><text:span text:style-name="T7">createElement</text:span><text:span text:style-name="T2">(</text:span><text:span text:style-name="T6">'label'</text:span><text:span text:style-name="T2">);</text:span></text:p>
      <text:p text:style-name="P4"><text:span text:style-name="T2"><text:s text:c="3"/></text:span><text:span text:style-name="T10">pinNoteContainer</text:span><text:span text:style-name="T2">.</text:span><text:span text:style-name="T10">classList</text:span><text:span text:style-name="T2">.</text:span><text:span text:style-name="T7">add</text:span><text:span text:style-name="T2">(</text:span><text:span text:style-name="T6">'note-card-pinned-status'</text:span><text:span text:style-name="T2">);</text:span></text:p>
      <text:p text:style-name="P5"/>
      <text:p text:style-name="P4"><text:span text:style-name="T2"><text:s text:c="3"/></text:span><text:span text:style-name="T4">const</text:span><text:span text:style-name="T2"> </text:span><text:span text:style-name="T10">pinNoteCheckbox</text:span><text:span text:style-name="T2"> </text:span><text:span text:style-name="T11">=</text:span><text:span text:style-name="T2"> </text:span><text:span text:style-name="T5">document</text:span><text:span text:style-name="T2">.</text:span><text:span text:style-name="T7">createElement</text:span><text:span text:style-name="T2">(</text:span><text:span text:style-name="T6">'input'</text:span><text:span text:style-name="T2">);</text:span></text:p>
      <text:p text:style-name="P4"><text:span text:style-name="T2"><text:s text:c="3"/></text:span><text:span text:style-name="T10">pinNoteCheckbox</text:span><text:span text:style-name="T2">.</text:span><text:span text:style-name="T5">type</text:span><text:span text:style-name="T2"> </text:span><text:span text:style-name="T11">=</text:span><text:span text:style-name="T2"> </text:span><text:span text:style-name="T6">'checkbox'</text:span><text:span text:style-name="T2">;</text:span></text:p>
      <text:p text:style-name="P4"><text:span text:style-name="T2"><text:s text:c="3"/></text:span><text:span text:style-name="T10">pinNoteCheckbox</text:span><text:span text:style-name="T2">.</text:span><text:span text:style-name="T10">classList</text:span><text:span text:style-name="T2">.</text:span><text:span text:style-name="T7">add</text:span><text:span text:style-name="T2">(</text:span><text:span text:style-name="T6">'note-card-pinned'</text:span><text:span text:style-name="T2">);</text:span></text:p>
      <text:p text:style-name="P4"><text:span text:style-name="T2"><text:s text:c="3"/></text:span><text:span text:style-name="T10">pinNoteCheckbox</text:span><text:span text:style-name="T2">.</text:span><text:span text:style-name="T7">onchange</text:span><text:span text:style-name="T2"> </text:span><text:span text:style-name="T11">=</text:span><text:span text:style-name="T2"> </text:span><text:span text:style-name="T7">saveNotes</text:span><text:span text:style-name="T2">;</text:span></text:p>
      <text:p text:style-name="P4"><text:span text:style-name="T2"><text:s text:c="3"/></text:span><text:span text:style-name="T10">pinNoteCheckbox</text:span><text:span text:style-name="T2">.</text:span><text:span text:style-name="T5">checked</text:span><text:span text:style-name="T2"> </text:span><text:span text:style-name="T11">=</text:span><text:span text:style-name="T2"> </text:span><text:span text:style-name="T4">false</text:span><text:span text:style-name="T2">;</text:span></text:p>
      <text:p text:style-name="P5"/>
      <text:p text:style-name="P4"><text:span text:style-name="T2"><text:s text:c="3"/></text:span><text:span text:style-name="T10">pinNoteContainer</text:span><text:span text:style-name="T2">.</text:span><text:span text:style-name="T5">textContent</text:span><text:span text:style-name="T2"> </text:span><text:span text:style-name="T11">=</text:span><text:span text:style-name="T2"> </text:span><text:span text:style-name="T6">' '</text:span><text:span text:style-name="T2">;</text:span></text:p>
      <text:p text:style-name="P4"><text:span text:style-name="T2"><text:s text:c="3"/></text:span><text:span text:style-name="T10">pinNoteContainer</text:span><text:span text:style-name="T2">.</text:span><text:span text:style-name="T7">prepend</text:span><text:span text:style-name="T2">(</text:span><text:span text:style-name="T10">pinNoteCheckbox</text:span><text:span text:style-name="T2">);</text:span></text:p>
      <text:p text:style-name="P9"><text:bookmark text:name="_pfdezjufzngw"/>Opis funkcjonalności:</text:p>
      <text:list text:style-name="WWNum4">
        <text:list-item>
          <text:p text:style-name="P17"><text:span text:style-name="T9">Cel:</text:span> Umożliwienie użytkownikowi oznaczenia notatki jako "przypiętej" za pomocą checkboxa.</text:p>
        </text:list-item>
        <text:list-item>
          <text:p text:style-name="P18"><text:span text:style-name="T9">Funkcjonalności:</text:span></text:p>
          <text:list>
            <text:list-item>
              <text:p text:style-name="P19">Checkbox jest dodawany dynamicznie do każdej notatki podczas jej tworzenia.</text:p>
            </text:list-item>
            <text:list-item>
              <text:p text:style-name="P20">Zmiana stanu checkboxa automatycznie zapisuje stan notatek w <text:span text:style-name="T1">localStorage</text:span> za pomocą funkcji <text:span text:style-name="T1">saveNotes()</text:span>.</text:p>
            </text:list-item>
          </text:list>
        </text:list-item>
      </text:list>
      <text:p text:style-name="P9"><text:bookmark text:name="_w8h2s0ay7ukh"/>Szczegóły techniczne:</text:p>
      <text:list text:style-name="WWNum1">
        <text:list-item>
          <text:p text:style-name="P21"><text:span text:style-name="T1">pinNoteContainer</text:span> (element <text:span text:style-name="T1">&lt;label&gt;</text:span>) służy jako kontener dla checkboxa.</text:p>
        </text:list-item>
        <text:list-item>
          <text:p text:style-name="P22"><text:span text:style-name="T1">pinNoteCheckbox</text:span>:</text:p>
          <text:list>
            <text:list-item>
              <text:p text:style-name="P23">Typ: <text:span text:style-name="T1">checkbox</text:span>.</text:p>
            </text:list-item>
            <text:list-item>
              <text:p text:style-name="P23">Klasa CSS: <text:span text:style-name="T1">note-card-pinned</text:span> (umożliwia stylizację w arkuszu CSS).</text:p>
            </text:list-item>
            <text:list-item>
              <text:p text:style-name="P23">Atrybut <text:span text:style-name="T1">onchange</text:span>: wywołuje funkcję <text:span text:style-name="T1">saveNotes()</text:span> po każdej zmianie stanu checkboxa.</text:p>
            </text:list-item>
            <text:list-item>
              <text:p text:style-name="P24">Wartość początkowa: <text:span text:style-name="T1">false</text:span> (notatka nie jest przypięta).</text:p>
            </text:list-item>
            <text:list-item>
              <text:p text:style-name="P24"/>
            </text:list-item>
          </text:list>
        </text:list-item>
      </text:list>
      <text:p text:style-name="P8"><text:bookmark text:name="_9keygx1tm83h"/><text:soft-page-break/>3. Fragment kodu: Funkcja sortująca notatki (JavaScript)</text:p>
      <text:p text:style-name="P9"><text:bookmark text:name="_bv41sl5298c7"/>Lokalizacja:</text:p>
      <text:p text:style-name="P1">Plik: <text:span text:style-name="T1">script.js</text:span></text:p>
      <text:p text:style-name="P4"><text:span text:style-name="T4">function</text:span><text:span text:style-name="T2"> </text:span><text:span text:style-name="T7">sortNotes</text:span><text:span text:style-name="T2">(</text:span><text:span text:style-name="T5">criteria</text:span><text:span text:style-name="T2">) {</text:span></text:p>
      <text:p text:style-name="P4"><text:span text:style-name="T2"><text:s text:c="3"/></text:span><text:span text:style-name="T4">const</text:span><text:span text:style-name="T2"> </text:span><text:span text:style-name="T10">noteList</text:span><text:span text:style-name="T2"> </text:span><text:span text:style-name="T11">=</text:span><text:span text:style-name="T2"> </text:span><text:span text:style-name="T5">document</text:span><text:span text:style-name="T2">.</text:span><text:span text:style-name="T7">getElementById</text:span><text:span text:style-name="T2">(</text:span><text:span text:style-name="T6">'noteList'</text:span><text:span text:style-name="T2">);</text:span></text:p>
      <text:p text:style-name="P4"><text:span text:style-name="T2"><text:s text:c="3"/></text:span><text:span text:style-name="T4">const</text:span><text:span text:style-name="T2"> </text:span><text:span text:style-name="T10">notes</text:span><text:span text:style-name="T2"> </text:span><text:span text:style-name="T11">=</text:span><text:span text:style-name="T2"> </text:span><text:span text:style-name="T12">Array</text:span><text:span text:style-name="T2">.</text:span><text:span text:style-name="T7">from</text:span><text:span text:style-name="T2">(</text:span><text:span text:style-name="T10">noteList</text:span><text:span text:style-name="T2">.</text:span><text:span text:style-name="T10">children</text:span><text:span text:style-name="T2">);</text:span></text:p>
      <text:p text:style-name="P5"/>
      <text:p text:style-name="P4"><text:span text:style-name="T2"><text:s text:c="3"/></text:span><text:span text:style-name="T10">notes</text:span><text:span text:style-name="T2">.</text:span><text:span text:style-name="T7">sort</text:span><text:span text:style-name="T2">((</text:span><text:span text:style-name="T5">a</text:span><text:span text:style-name="T2">, </text:span><text:span text:style-name="T5">b</text:span><text:span text:style-name="T2">) </text:span><text:span text:style-name="T4">=&gt;</text:span><text:span text:style-name="T2"> {</text:span></text:p>
      <text:p text:style-name="P4"><text:span text:style-name="T2"><text:s text:c="7"/></text:span><text:span text:style-name="T13">if</text:span><text:span text:style-name="T2"> (</text:span><text:span text:style-name="T5">criteria</text:span><text:span text:style-name="T2"> </text:span><text:span text:style-name="T11">===</text:span><text:span text:style-name="T2"> </text:span><text:span text:style-name="T6">'title'</text:span><text:span text:style-name="T2">) {</text:span></text:p>
      <text:p text:style-name="P4"><text:span text:style-name="T2"><text:s text:c="11"/></text:span><text:span text:style-name="T13">return</text:span><text:span text:style-name="T2"> </text:span><text:span text:style-name="T5">a</text:span><text:span text:style-name="T2">.</text:span><text:span text:style-name="T7">querySelector</text:span><text:span text:style-name="T2">(</text:span><text:span text:style-name="T6">'.note-card-title'</text:span><text:span text:style-name="T2">).</text:span><text:span text:style-name="T5">textContent</text:span><text:span text:style-name="T2">.</text:span><text:span text:style-name="T7">localeCompare</text:span><text:span text:style-name="T2">(</text:span></text:p>
      <text:p text:style-name="P4"><text:span text:style-name="T2"><text:s text:c="15"/></text:span><text:span text:style-name="T5">b</text:span><text:span text:style-name="T2">.</text:span><text:span text:style-name="T7">querySelector</text:span><text:span text:style-name="T2">(</text:span><text:span text:style-name="T6">'.note-card-title'</text:span><text:span text:style-name="T2">).</text:span><text:span text:style-name="T5">textContent</text:span></text:p>
      <text:p text:style-name="P4"><text:span text:style-name="T2"><text:s text:c="11"/>);</text:span></text:p>
      <text:p text:style-name="P4"><text:span text:style-name="T2"><text:s text:c="7"/>} </text:span><text:span text:style-name="T13">else</text:span><text:span text:style-name="T2"> </text:span><text:span text:style-name="T13">if</text:span><text:span text:style-name="T2"> (</text:span><text:span text:style-name="T5">criteria</text:span><text:span text:style-name="T2"> </text:span><text:span text:style-name="T11">===</text:span><text:span text:style-name="T2"> </text:span><text:span text:style-name="T6">'category'</text:span><text:span text:style-name="T2">) {</text:span></text:p>
      <text:p text:style-name="P4"><text:span text:style-name="T2"><text:s text:c="11"/></text:span><text:span text:style-name="T13">return</text:span><text:span text:style-name="T2"> </text:span><text:span text:style-name="T5">a</text:span><text:span text:style-name="T2">.</text:span><text:span text:style-name="T7">querySelector</text:span><text:span text:style-name="T2">(</text:span><text:span text:style-name="T6">'.note-card-category'</text:span><text:span text:style-name="T2">).</text:span><text:span text:style-name="T5">textContent</text:span><text:span text:style-name="T2">.</text:span><text:span text:style-name="T7">localeCompare</text:span><text:span text:style-name="T2">(</text:span></text:p>
      <text:p text:style-name="P4"><text:span text:style-name="T2"><text:s text:c="15"/></text:span><text:span text:style-name="T5">b</text:span><text:span text:style-name="T2">.</text:span><text:span text:style-name="T7">querySelector</text:span><text:span text:style-name="T2">(</text:span><text:span text:style-name="T6">'.note-card-category'</text:span><text:span text:style-name="T2">).</text:span><text:span text:style-name="T5">textContent</text:span></text:p>
      <text:p text:style-name="P5"><text:s text:c="11"/>);</text:p>
      <text:p text:style-name="P4"><text:span text:style-name="T2"><text:s text:c="7"/>} </text:span><text:span text:style-name="T13">else</text:span><text:span text:style-name="T2"> </text:span><text:span text:style-name="T13">if</text:span><text:span text:style-name="T2"> (</text:span><text:span text:style-name="T5">criteria</text:span><text:span text:style-name="T2"> </text:span><text:span text:style-name="T11">===</text:span><text:span text:style-name="T2"> </text:span><text:span text:style-name="T6">'checked'</text:span><text:span text:style-name="T2">) {</text:span></text:p>
      <text:p text:style-name="P4"><text:span text:style-name="T2"><text:s text:c="11"/></text:span><text:span text:style-name="T4">const</text:span><text:span text:style-name="T2"> </text:span><text:span text:style-name="T10">aChecked</text:span><text:span text:style-name="T2"> </text:span><text:span text:style-name="T11">=</text:span><text:span text:style-name="T2"> </text:span><text:span text:style-name="T5">a</text:span><text:span text:style-name="T2">.</text:span><text:span text:style-name="T7">querySelector</text:span><text:span text:style-name="T2">(</text:span><text:span text:style-name="T6">'.note-card-pinned-status input'</text:span><text:span text:style-name="T2">).</text:span><text:span text:style-name="T5">checked</text:span><text:span text:style-name="T2">;</text:span></text:p>
      <text:p text:style-name="P4"><text:span text:style-name="T2"><text:s text:c="11"/></text:span><text:span text:style-name="T4">const</text:span><text:span text:style-name="T2"> </text:span><text:span text:style-name="T10">bChecked</text:span><text:span text:style-name="T2"> </text:span><text:span text:style-name="T11">=</text:span><text:span text:style-name="T2"> </text:span><text:span text:style-name="T5">b</text:span><text:span text:style-name="T2">.</text:span><text:span text:style-name="T7">querySelector</text:span><text:span text:style-name="T2">(</text:span><text:span text:style-name="T6">'.note-card-pinned-status input'</text:span><text:span text:style-name="T2">).</text:span><text:span text:style-name="T5">checked</text:span><text:span text:style-name="T2">;</text:span></text:p>
      <text:p text:style-name="P4"><text:span text:style-name="T2"/></text:p>
      <text:p text:style-name="P4"><text:span text:style-name="T2"><text:s text:c="11"/></text:span><text:span text:style-name="T13">if</text:span><text:span text:style-name="T2"> (</text:span><text:span text:style-name="T10">aChecked</text:span><text:span text:style-name="T2"> </text:span><text:span text:style-name="T11">!==</text:span><text:span text:style-name="T2"> </text:span><text:span text:style-name="T10">bChecked</text:span><text:span text:style-name="T2">) {</text:span></text:p>
      <text:p text:style-name="P4"><text:span text:style-name="T2"><text:s text:c="15"/></text:span><text:span text:style-name="T13">return</text:span><text:span text:style-name="T2"> </text:span><text:span text:style-name="T10">bChecked</text:span><text:span text:style-name="T2"> </text:span><text:span text:style-name="T11">-</text:span><text:span text:style-name="T2"> </text:span><text:span text:style-name="T10">aChecked</text:span><text:span text:style-name="T2">;</text:span></text:p>
      <text:p text:style-name="P4"><text:span text:style-name="T2"><text:s text:c="11"/>}</text:span></text:p>
      <text:p text:style-name="P4"><text:soft-page-break/><text:span text:style-name="T2"><text:s text:c="11"/></text:span><text:span text:style-name="T13">return</text:span><text:span text:style-name="T2"> </text:span><text:span text:style-name="T5">a</text:span><text:span text:style-name="T2">.</text:span><text:span text:style-name="T7">querySelector</text:span><text:span text:style-name="T2">(</text:span><text:span text:style-name="T6">'.note-card-title'</text:span><text:span text:style-name="T2">).</text:span><text:span text:style-name="T5">textContent</text:span><text:span text:style-name="T2">.</text:span><text:span text:style-name="T7">localeCompare</text:span><text:span text:style-name="T2">(</text:span></text:p>
      <text:p text:style-name="P4"><text:span text:style-name="T2"><text:s text:c="15"/></text:span><text:span text:style-name="T5">b</text:span><text:span text:style-name="T2">.</text:span><text:span text:style-name="T7">querySelector</text:span><text:span text:style-name="T2">(</text:span><text:span text:style-name="T6">'.note-card-title'</text:span><text:span text:style-name="T2">).</text:span><text:span text:style-name="T5">textContent</text:span></text:p>
      <text:p text:style-name="P5"><text:s text:c="11"/>);</text:p>
      <text:p text:style-name="P5"><text:s text:c="7"/>}</text:p>
      <text:p text:style-name="P4"><text:span text:style-name="T2"><text:s text:c="3"/>});</text:span></text:p>
      <text:p text:style-name="P4"><text:span text:style-name="T2"><text:s text:c="3"/></text:span><text:span text:style-name="T10">noteList</text:span><text:span text:style-name="T2">.</text:span><text:span text:style-name="T5">innerHTML</text:span><text:span text:style-name="T2"> </text:span><text:span text:style-name="T11">=</text:span><text:span text:style-name="T2"> </text:span><text:span text:style-name="T6">''</text:span><text:span text:style-name="T2">;</text:span></text:p>
      <text:p text:style-name="P4"><text:span text:style-name="T2"><text:s text:c="3"/></text:span><text:span text:style-name="T13">for</text:span><text:span text:style-name="T2"> (</text:span><text:span text:style-name="T4">const</text:span><text:span text:style-name="T2"> </text:span><text:span text:style-name="T10">note</text:span><text:span text:style-name="T2"> </text:span><text:span text:style-name="T4">of</text:span><text:span text:style-name="T2"> </text:span><text:span text:style-name="T10">notes</text:span><text:span text:style-name="T2">) {</text:span></text:p>
      <text:p text:style-name="P4"><text:span text:style-name="T2"><text:s text:c="7"/></text:span><text:span text:style-name="T10">noteList</text:span><text:span text:style-name="T2">.</text:span><text:span text:style-name="T7">appendChild</text:span><text:span text:style-name="T2">(</text:span><text:span text:style-name="T10">note</text:span><text:span text:style-name="T2">);</text:span></text:p>
      <text:p text:style-name="P5"><text:s text:c="3"/>}</text:p>
      <text:p text:style-name="P5">}</text:p>
      <text:p text:style-name="P3"/>
      <text:p text:style-name="P9"><text:bookmark text:name="_9lq91y4fk5h6"/>Opis funkcjonalności:</text:p>
      <text:list text:style-name="WWNum2">
        <text:list-item>
          <text:p text:style-name="P25"><text:span text:style-name="T9">Cel:</text:span> Umożliwienie sortowania listy notatek według wybranego kryterium.</text:p>
        </text:list-item>
        <text:list-item>
          <text:p text:style-name="P34">Funkcjonalności:</text:p>
          <text:list>
            <text:list-item>
              <text:p text:style-name="P26">Obsługuje trzy kryteria sortowania:</text:p>
              <text:list>
                <text:list-item>
                  <text:p text:style-name="P28"><text:span text:style-name="T1">title</text:span>: sortowanie alfabetyczne według tytułów notatek.</text:p>
                </text:list-item>
                <text:list-item>
                  <text:p text:style-name="P28"><text:span text:style-name="T1">category</text:span>: sortowanie alfabetyczne według nazw kategorii.</text:p>
                </text:list-item>
                <text:list-item>
                  <text:p text:style-name="P28"><text:span text:style-name="T1">checked</text:span>: notatki z zaznaczonym checkboxem wyświetlane są jako pierwsze.</text:p>
                </text:list-item>
              </text:list>
            </text:list-item>
            <text:list-item>
              <text:p text:style-name="P27">W przypadku równorzędności w kryterium <text:span text:style-name="T1">checked</text:span>, stosuje dodatkowe sortowanie według tytułu.</text:p>
            </text:list-item>
          </text:list>
        </text:list-item>
      </text:list>
      <text:p text:style-name="P9"><text:bookmark text:name="_ygs3nziudpad"/>Szczegóły techniczne:</text:p>
      <text:list text:style-name="WWNum6">
        <text:list-item>
          <text:p text:style-name="P29"><text:span text:style-name="T1">Array.from(noteList.children)</text:span>: konwertuje dzieci elementu <text:span text:style-name="T1">noteList</text:span> na tablicę, co umożliwia sortowanie.</text:p>
        </text:list-item>
        <text:list-item>
          <text:p text:style-name="P30"><text:span text:style-name="T1">localeCompare()</text:span>: metoda używana do porównywania tekstów alfabetycznie.</text:p>
        </text:list-item>
        <text:list-item>
          <text:p text:style-name="P31">Po posortowaniu lista notatek jest ponownie renderowana poprzez wyczyszczenie zawartości elementu <text:span text:style-name="T1">noteList</text:span> i dodanie posortowanych elementów.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09T00:53:52.746809347</dc:date>
    <meta:editing-duration>PT45S</meta:editing-duration>
    <meta:editing-cycles>1</meta:editing-cycles>
    <meta:document-statistic meta:table-count="0" meta:image-count="0" meta:object-count="0" meta:page-count="4" meta:paragraph-count="91" meta:word-count="400" meta:character-count="4121" meta:non-whitespace-character-count="3532"/>
  </office:meta>
</office:document-meta>
</file>